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ta1" style:family="table" style:master-page-name="PageStyle_5f_NLOPT_LN_BOBYQA_50_arquivos">
      <style:table-properties table:display="true" style:writing-mode="lr-tb"/>
    </style:style>
    <style:style style:name="ta2" style:family="table" style:master-page-name="PageStyle_5f_NLOPT_LN_COBYLA_50_arquivo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NLOPT_LN_BOBYQA_50_arquivos" table:style-name="ta1" table:print="false">
        <office:forms form:automatic-focus="false" form:apply-design-mode="false"/>
        <table:table-column table:style-name="co2" table:number-columns-repeated="5" table:default-cell-style-name="ce-1"/>
        <table:table-column table:style-name="co1" table:number-columns-repeated="6" table:default-cell-style-name="ce-1"/>
        <table:table-column table:style-name="co1" table:default-cell-style-name="ce15" table:number-columns-repeated="245"/>
        <table:table-row table:style-name="ro2">
          <table:table-cell table:style-name="ce21" office:value-type="string">
            <text:p>Execução</text:p>
          </table:table-cell>
          <table:table-cell table:style-name="ce21" office:value-type="string">
            <text:p>T1</text:p>
          </table:table-cell>
          <table:table-cell table:style-name="ce21" office:value-type="string">
            <text:p>T2</text:p>
          </table:table-cell>
          <table:table-cell table:style-name="ce21" office:value-type="string">
            <text:p>T3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1414">
            <text:p>1414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7">
            <text:p>1437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1293">
            <text:p>129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278.5">
            <text:p>1278.5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585.5">
            <text:p>1585.5</text:p>
          </table:table-cell>
          <table:table-cell table:style-name="ce21" office:value-type="float" office:value="1568.5">
            <text:p>1568.5</text:p>
          </table:table-cell>
          <table:table-cell table:style-name="ce21" office:value-type="float" office:value="1427.5">
            <text:p>1427.5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405">
            <text:p>1405</text:p>
          </table:table-cell>
          <table:table-cell table:style-name="ce21" office:value-type="float" office:value="1436.5">
            <text:p>1436.5</text:p>
          </table:table-cell>
          <table:table-cell table:style-name="ce21" office:value-type="float" office:value="1406">
            <text:p>1406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1571">
            <text:p>1571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4">
            <text:p>1454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1424.5">
            <text:p>1424.5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1458.5">
            <text:p>1458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455.5">
            <text:p>1455.5</text:p>
          </table:table-cell>
          <table:table-cell table:style-name="ce21" office:value-type="float" office:value="1436.5">
            <text:p>1436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435.5">
            <text:p>1435.5</text:p>
          </table:table-cell>
          <table:table-cell table:style-name="ce21" office:value-type="float" office:value="1427.5">
            <text:p>1427.5</text:p>
          </table:table-cell>
          <table:table-cell table:style-name="ce21" office:value-type="float" office:value="1443">
            <text:p>1443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1449.5">
            <text:p>1449.5</text:p>
          </table:table-cell>
          <table:table-cell table:style-name="ce21" office:value-type="float" office:value="1458.5">
            <text:p>1458.5</text:p>
          </table:table-cell>
          <table:table-cell table:style-name="ce21" office:value-type="float" office:value="1433">
            <text:p>1433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1436">
            <text:p>1436</text:p>
          </table:table-cell>
          <table:table-cell table:style-name="ce21" office:value-type="float" office:value="1473.5">
            <text:p>1473.5</text:p>
          </table:table-cell>
          <table:table-cell table:style-name="ce21" office:value-type="float" office:value="1426">
            <text:p>1426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000">
            <text:p>1000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1456">
            <text:p>1456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1456">
            <text:p>1456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1459.5">
            <text:p>1459.5</text:p>
          </table:table-cell>
          <table:table-cell table:style-name="ce21" office:value-type="float" office:value="1457.5">
            <text:p>1457.5</text:p>
          </table:table-cell>
          <table:table-cell table:style-name="ce21" office:value-type="float" office:value="1467.5">
            <text:p>1467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1448">
            <text:p>1448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427.5">
            <text:p>1427.5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1476">
            <text:p>1476</text:p>
          </table:table-cell>
          <table:table-cell table:style-name="ce21" office:value-type="float" office:value="1465.5">
            <text:p>1465.5</text:p>
          </table:table-cell>
          <table:table-cell table:style-name="ce21" office:value-type="float" office:value="1442">
            <text:p>1442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441">
            <text:p>1441</text:p>
          </table:table-cell>
          <table:table-cell table:style-name="ce21" office:value-type="float" office:value="1418">
            <text:p>1418</text:p>
          </table:table-cell>
          <table:table-cell table:style-name="ce21" office:value-type="float" office:value="1439.5">
            <text:p>1439.5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480.5">
            <text:p>1480.5</text:p>
          </table:table-cell>
          <table:table-cell table:style-name="ce21" office:value-type="float" office:value="1500.5">
            <text:p>1500.5</text:p>
          </table:table-cell>
          <table:table-cell table:style-name="ce21" office:value-type="float" office:value="1458.5">
            <text:p>145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423.5">
            <text:p>1423.5</text:p>
          </table:table-cell>
          <table:table-cell table:style-name="ce21" office:value-type="float" office:value="1439">
            <text:p>1439</text:p>
          </table:table-cell>
          <table:table-cell table:style-name="ce21" office:value-type="float" office:value="1423">
            <text:p>1423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496.5">
            <text:p>1496.5</text:p>
          </table:table-cell>
          <table:table-cell table:style-name="ce21" office:value-type="float" office:value="1460.5">
            <text:p>1460.5</text:p>
          </table:table-cell>
          <table:table-cell table:style-name="ce21" office:value-type="float" office:value="1474.5">
            <text:p>1474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301.5">
            <text:p>1301.5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25.5">
            <text:p>1325.5</text:p>
          </table:table-cell>
          <table:table-cell table:style-name="ce21" office:value-type="float" office:value="1307.5">
            <text:p>1307.5</text:p>
          </table:table-cell>
          <table:table-cell table:style-name="ce21" office:value-type="float" office:value="1214.5">
            <text:p>121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1520.5">
            <text:p>1520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1381.5">
            <text:p>1381.5</text:p>
          </table:table-cell>
          <table:table-cell table:style-name="ce21" office:value-type="float" office:value="1197.5">
            <text:p>1197.5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58.5">
            <text:p>1258.5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299">
            <text:p>1299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1182">
            <text:p>1182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1565">
            <text:p>1565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1214">
            <text:p>1214</text:p>
          </table:table-cell>
          <table:table-cell table:style-name="ce21" office:value-type="float" office:value="1331.5">
            <text:p>1331.5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1495.5">
            <text:p>1495.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1502.5">
            <text:p>1502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1182.5">
            <text:p>1182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26.5">
            <text:p>1526.5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1467">
            <text:p>1467</text:p>
          </table:table-cell>
          <table:table-cell table:style-name="ce21" office:value-type="float" office:value="1313.5">
            <text:p>1313.5</text:p>
          </table:table-cell>
          <table:table-cell table:style-name="ce21" office:value-type="float" office:value="1474.5">
            <text:p>1474.5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1303">
            <text:p>1303</text:p>
          </table:table-cell>
          <table:table-cell table:style-name="ce21" office:value-type="float" office:value="1547.5">
            <text:p>1547.5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301">
            <text:p>1301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336.5">
            <text:p>1336.5</text:p>
          </table:table-cell>
          <table:table-cell table:style-name="ce21" office:value-type="float" office:value="1224.5">
            <text:p>1224.5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1186.5">
            <text:p>1186.5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377.5">
            <text:p>1377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1334.5">
            <text:p>1334.5</text:p>
          </table:table-cell>
          <table:table-cell table:style-name="ce21" office:value-type="float" office:value="1291">
            <text:p>1291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1537.5">
            <text:p>1537.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223">
            <text:p>1223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1256.5">
            <text:p>1256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1511">
            <text:p>1511</text:p>
          </table:table-cell>
          <table:table-cell table:style-name="ce21" office:value-type="float" office:value="1368.5">
            <text:p>1368.5</text:p>
          </table:table-cell>
          <table:table-cell table:style-name="ce21" office:value-type="float" office:value="1252">
            <text:p>1252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1187">
            <text:p>1187</text:p>
          </table:table-cell>
          <table:table-cell table:style-name="ce21" office:value-type="float" office:value="1309.5">
            <text:p>1309.5</text:p>
          </table:table-cell>
          <table:table-cell table:style-name="ce21" office:value-type="float" office:value="1267">
            <text:p>1267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1502.5">
            <text:p>1502.5</text:p>
          </table:table-cell>
          <table:table-cell table:style-name="ce21" office:value-type="float" office:value="1337">
            <text:p>1337</text:p>
          </table:table-cell>
          <table:table-cell table:style-name="ce21" office:value-type="float" office:value="1273.5">
            <text:p>1273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1217">
            <text:p>1217</text:p>
          </table:table-cell>
          <table:table-cell table:style-name="ce21" office:value-type="float" office:value="1315.5">
            <text:p>1315.5</text:p>
          </table:table-cell>
          <table:table-cell table:style-name="ce21" office:value-type="float" office:value="1608.5">
            <text:p>1608.5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1344.5">
            <text:p>1344.5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1339.5">
            <text:p>1339.5</text:p>
          </table:table-cell>
          <table:table-cell table:style-name="ce21" office:value-type="float" office:value="1295.5">
            <text:p>1295.5</text:p>
          </table:table-cell>
          <table:table-cell table:style-name="ce21" office:value-type="float" office:value="1401">
            <text:p>1401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1147">
            <text:p>1147</text:p>
          </table:table-cell>
          <table:table-cell table:style-name="ce21" office:value-type="float" office:value="1301.5">
            <text:p>1301.5</text:p>
          </table:table-cell>
          <table:table-cell table:style-name="ce21" office:value-type="float" office:value="1219">
            <text:p>1219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1179.5">
            <text:p>1179.5</text:p>
          </table:table-cell>
          <table:table-cell table:style-name="ce21" office:value-type="float" office:value="1256.5">
            <text:p>1256.5</text:p>
          </table:table-cell>
          <table:table-cell table:style-name="ce21" office:value-type="float" office:value="1206.5">
            <text:p>1206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1173">
            <text:p>1173</text:p>
          </table:table-cell>
          <table:table-cell table:style-name="ce21" office:value-type="float" office:value="1305.5">
            <text:p>1305.5</text:p>
          </table:table-cell>
          <table:table-cell table:style-name="ce21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1178.5">
            <text:p>1178.5</text:p>
          </table:table-cell>
          <table:table-cell table:style-name="ce21" office:value-type="float" office:value="1207">
            <text:p>1207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1181.5">
            <text:p>1181.5</text:p>
          </table:table-cell>
          <table:table-cell table:style-name="ce21" office:value-type="float" office:value="1362.5">
            <text:p>1362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1369.5">
            <text:p>1369.5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1175.5">
            <text:p>1175.5</text:p>
          </table:table-cell>
          <table:table-cell table:style-name="ce21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1165.5">
            <text:p>1165.5</text:p>
          </table:table-cell>
          <table:table-cell table:style-name="ce21" office:value-type="float" office:value="1357.5">
            <text:p>1357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75">
            <text:p>117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1211">
            <text:p>1211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1163">
            <text:p>1163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1183">
            <text:p>1183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1169">
            <text:p>1169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1175.5">
            <text:p>1175.5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1172.5">
            <text:p>1172.5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1195">
            <text:p>1195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1169">
            <text:p>1169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1176">
            <text:p>1176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1175.5">
            <text:p>1175.5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1178.5">
            <text:p>1178.5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1191.5">
            <text:p>1191.5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1174">
            <text:p>1174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1194">
            <text:p>1194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1172.5">
            <text:p>1172.5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1154.5">
            <text:p>1154.5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1175">
            <text:p>1175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1178">
            <text:p>1178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1167.5">
            <text:p>1167.5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1193">
            <text:p>1193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1177.5">
            <text:p>1177.5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1181.5">
            <text:p>1181.5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1197">
            <text:p>1197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1164.5">
            <text:p>1164.5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1180.5">
            <text:p>1180.5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1176">
            <text:p>1176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1162">
            <text:p>1162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1177">
            <text:p>1177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1186">
            <text:p>1186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1173">
            <text:p>1173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1176">
            <text:p>1176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1154">
            <text:p>1154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1187.5">
            <text:p>1187.5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1179.5">
            <text:p>1179.5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1165.5">
            <text:p>1165.5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1176.5">
            <text:p>1176.5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1177">
            <text:p>1177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1154">
            <text:p>1154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1182.5">
            <text:p>1182.5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1185.5">
            <text:p>1185.5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1186.5">
            <text:p>1186.5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1159.5">
            <text:p>1159.5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1174.5">
            <text:p>1174.5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1184.5">
            <text:p>1184.5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1173">
            <text:p>1173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1184.5">
            <text:p>1184.5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1180.5">
            <text:p>1180.5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1209">
            <text:p>1209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1161.5">
            <text:p>1161.5</text:p>
          </table:table-cell>
        </table:table-row>
      </table:table>
      <table:table table:name="NLOPT_LN_COBYLA_50_arquivos" table:style-name="ta2" table:print="false">
        <office:forms form:automatic-focus="false" form:apply-design-mode="false"/>
        <table:table-column table:style-name="co2" table:number-columns-repeated="5" table:default-cell-style-name="ce-1"/>
        <table:table-column table:style-name="co3" table:number-columns-repeated="9" table:default-cell-style-name="ce-1"/>
        <table:table-column table:style-name="co3" table:default-cell-style-name="ce15" table:number-columns-repeated="242"/>
        <table:table-row table:style-name="ro2">
          <table:table-cell table:style-name="ce21" office:value-type="string">
            <text:p>Execução</text:p>
          </table:table-cell>
          <table:table-cell table:style-name="ce22" office:value-type="string">
            <text:p>T1</text:p>
          </table:table-cell>
          <table:table-cell table:style-name="ce23" office:value-type="string">
            <text:p>T2</text:p>
          </table:table-cell>
          <table:table-cell table:style-name="ce24" office:value-type="string">
            <text:p>T3</text:p>
          </table:table-cell>
          <table:table-cell table:style-name="ce25" office:value-type="string">
            <text:p>T4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float" office:value="1459">
            <text:p>1459</text:p>
          </table:table-cell>
          <table:table-cell table:style-name="ce23" office:value-type="float" office:value="1459">
            <text:p>1459</text:p>
          </table:table-cell>
          <table:table-cell table:style-name="ce24" office:value-type="float" office:value="1459.5">
            <text:p>1459.5</text:p>
          </table:table-cell>
          <table:table-cell table:style-name="ce25" office:value-type="float" office:value="1413.5">
            <text:p>1413.5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float" office:value="1297.5">
            <text:p>1297.5</text:p>
          </table:table-cell>
          <table:table-cell table:style-name="ce23" office:value-type="float" office:value="1320.5">
            <text:p>1320.5</text:p>
          </table:table-cell>
          <table:table-cell table:style-name="ce24" office:value-type="float" office:value="1278">
            <text:p>1278</text:p>
          </table:table-cell>
          <table:table-cell table:style-name="ce25" office:value-type="float" office:value="1279">
            <text:p>1279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float" office:value="1373">
            <text:p>1373</text:p>
          </table:table-cell>
          <table:table-cell table:style-name="ce23" office:value-type="float" office:value="1330.5">
            <text:p>1330.5</text:p>
          </table:table-cell>
          <table:table-cell table:style-name="ce24" office:value-type="float" office:value="1301">
            <text:p>1301</text:p>
          </table:table-cell>
          <table:table-cell table:style-name="ce25" office:value-type="float" office:value="1336">
            <text:p>1336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2" office:value-type="float" office:value="1249.5">
            <text:p>1249.5</text:p>
          </table:table-cell>
          <table:table-cell table:style-name="ce23" office:value-type="float" office:value="1234">
            <text:p>1234</text:p>
          </table:table-cell>
          <table:table-cell table:style-name="ce24" office:value-type="float" office:value="1326">
            <text:p>1326</text:p>
          </table:table-cell>
          <table:table-cell table:style-name="ce25" office:value-type="float" office:value="1326.5">
            <text:p>1326.5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2" office:value-type="float" office:value="1308">
            <text:p>1308</text:p>
          </table:table-cell>
          <table:table-cell table:style-name="ce23" office:value-type="float" office:value="1263">
            <text:p>1263</text:p>
          </table:table-cell>
          <table:table-cell table:style-name="ce24" office:value-type="float" office:value="1320">
            <text:p>1320</text:p>
          </table:table-cell>
          <table:table-cell table:style-name="ce25" office:value-type="float" office:value="1326">
            <text:p>1326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2" office:value-type="float" office:value="1226">
            <text:p>1226</text:p>
          </table:table-cell>
          <table:table-cell table:style-name="ce23" office:value-type="float" office:value="1235.5">
            <text:p>1235.5</text:p>
          </table:table-cell>
          <table:table-cell table:style-name="ce24" office:value-type="float" office:value="1287.5">
            <text:p>1287.5</text:p>
          </table:table-cell>
          <table:table-cell table:style-name="ce25" office:value-type="float" office:value="1324.5">
            <text:p>1324.5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2" office:value-type="float" office:value="1198.5">
            <text:p>1198.5</text:p>
          </table:table-cell>
          <table:table-cell table:style-name="ce23" office:value-type="float" office:value="1223.5">
            <text:p>1223.5</text:p>
          </table:table-cell>
          <table:table-cell table:style-name="ce24" office:value-type="float" office:value="1299.5">
            <text:p>1299.5</text:p>
          </table:table-cell>
          <table:table-cell table:style-name="ce25" office:value-type="float" office:value="1334.5">
            <text:p>1334.5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2" office:value-type="float" office:value="1229.5">
            <text:p>1229.5</text:p>
          </table:table-cell>
          <table:table-cell table:style-name="ce23" office:value-type="float" office:value="1306">
            <text:p>1306</text:p>
          </table:table-cell>
          <table:table-cell table:style-name="ce24" office:value-type="float" office:value="1269">
            <text:p>1269</text:p>
          </table:table-cell>
          <table:table-cell table:style-name="ce25" office:value-type="float" office:value="1285.5">
            <text:p>1285.5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2" office:value-type="float" office:value="1236">
            <text:p>1236</text:p>
          </table:table-cell>
          <table:table-cell table:style-name="ce23" office:value-type="float" office:value="1282.5">
            <text:p>1282.5</text:p>
          </table:table-cell>
          <table:table-cell table:style-name="ce24" office:value-type="float" office:value="1325.5">
            <text:p>1325.5</text:p>
          </table:table-cell>
          <table:table-cell table:style-name="ce25" office:value-type="float" office:value="1302.5">
            <text:p>1302.5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2" office:value-type="float" office:value="1321">
            <text:p>1321</text:p>
          </table:table-cell>
          <table:table-cell table:style-name="ce23" office:value-type="float" office:value="1263">
            <text:p>1263</text:p>
          </table:table-cell>
          <table:table-cell table:style-name="ce24" office:value-type="float" office:value="1328">
            <text:p>1328</text:p>
          </table:table-cell>
          <table:table-cell table:style-name="ce25" office:value-type="float" office:value="1330">
            <text:p>1330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2" office:value-type="float" office:value="5556">
            <text:p>5556</text:p>
          </table:table-cell>
          <table:table-cell table:style-name="ce23" office:value-type="float" office:value="1058.5">
            <text:p>1058.5</text:p>
          </table:table-cell>
          <table:table-cell table:style-name="ce24" office:value-type="float" office:value="1071">
            <text:p>1071</text:p>
          </table:table-cell>
          <table:table-cell table:style-name="ce25" office:value-type="float" office:value="1230">
            <text:p>1230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2" office:value-type="float" office:value="1912.5">
            <text:p>1912.5</text:p>
          </table:table-cell>
          <table:table-cell table:style-name="ce23" office:value-type="float" office:value="1033">
            <text:p>1033</text:p>
          </table:table-cell>
          <table:table-cell table:style-name="ce24" office:value-type="float" office:value="788.5">
            <text:p>788.5</text:p>
          </table:table-cell>
          <table:table-cell table:style-name="ce25" office:value-type="float" office:value="1130">
            <text:p>1130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2" office:value-type="float" office:value="1241">
            <text:p>1241</text:p>
          </table:table-cell>
          <table:table-cell table:style-name="ce23" office:value-type="float" office:value="1120.5">
            <text:p>1120.5</text:p>
          </table:table-cell>
          <table:table-cell table:style-name="ce24" office:value-type="float" office:value="655">
            <text:p>655</text:p>
          </table:table-cell>
          <table:table-cell table:style-name="ce25" office:value-type="float" office:value="1218.5">
            <text:p>1218.5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2" office:value-type="float" office:value="1314.5">
            <text:p>1314.5</text:p>
          </table:table-cell>
          <table:table-cell table:style-name="ce23" office:value-type="float" office:value="1022">
            <text:p>1022</text:p>
          </table:table-cell>
          <table:table-cell table:style-name="ce24" office:value-type="float" office:value="546">
            <text:p>546</text:p>
          </table:table-cell>
          <table:table-cell table:style-name="ce25" office:value-type="float" office:value="1094">
            <text:p>1094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2" office:value-type="float" office:value="1208">
            <text:p>1208</text:p>
          </table:table-cell>
          <table:table-cell table:style-name="ce23" office:value-type="float" office:value="961.5">
            <text:p>961.5</text:p>
          </table:table-cell>
          <table:table-cell table:style-name="ce24" office:value-type="float" office:value="506">
            <text:p>506</text:p>
          </table:table-cell>
          <table:table-cell table:style-name="ce25" office:value-type="float" office:value="1059.5">
            <text:p>1059.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2" office:value-type="float" office:value="1253">
            <text:p>1253</text:p>
          </table:table-cell>
          <table:table-cell table:style-name="ce23" office:value-type="float" office:value="983.5">
            <text:p>983.5</text:p>
          </table:table-cell>
          <table:table-cell table:style-name="ce24" office:value-type="float" office:value="496.5">
            <text:p>496.5</text:p>
          </table:table-cell>
          <table:table-cell table:style-name="ce25" office:value-type="float" office:value="1078">
            <text:p>107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2" office:value-type="float" office:value="1195.5">
            <text:p>1195.5</text:p>
          </table:table-cell>
          <table:table-cell table:style-name="ce23" office:value-type="float" office:value="899.5">
            <text:p>899.5</text:p>
          </table:table-cell>
          <table:table-cell table:style-name="ce24" office:value-type="float" office:value="489">
            <text:p>489</text:p>
          </table:table-cell>
          <table:table-cell table:style-name="ce25" office:value-type="float" office:value="1028.5">
            <text:p>1028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2" office:value-type="float" office:value="1165">
            <text:p>1165</text:p>
          </table:table-cell>
          <table:table-cell table:style-name="ce23" office:value-type="float" office:value="729.5">
            <text:p>729.5</text:p>
          </table:table-cell>
          <table:table-cell table:style-name="ce24" office:value-type="float" office:value="512">
            <text:p>512</text:p>
          </table:table-cell>
          <table:table-cell table:style-name="ce25" office:value-type="float" office:value="996.5">
            <text:p>996.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2" office:value-type="float" office:value="1192">
            <text:p>1192</text:p>
          </table:table-cell>
          <table:table-cell table:style-name="ce23" office:value-type="float" office:value="684.5">
            <text:p>684.5</text:p>
          </table:table-cell>
          <table:table-cell table:style-name="ce24" office:value-type="float" office:value="487.5">
            <text:p>487.5</text:p>
          </table:table-cell>
          <table:table-cell table:style-name="ce25" office:value-type="float" office:value="1070.5">
            <text:p>1070.5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2" office:value-type="float" office:value="1150">
            <text:p>1150</text:p>
          </table:table-cell>
          <table:table-cell table:style-name="ce23" office:value-type="float" office:value="630.5">
            <text:p>630.5</text:p>
          </table:table-cell>
          <table:table-cell table:style-name="ce24" office:value-type="float" office:value="481.5">
            <text:p>481.5</text:p>
          </table:table-cell>
          <table:table-cell table:style-name="ce25" office:value-type="float" office:value="1099">
            <text:p>1099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2" office:value-type="float" office:value="1128.5">
            <text:p>1128.5</text:p>
          </table:table-cell>
          <table:table-cell table:style-name="ce23" office:value-type="float" office:value="610.5">
            <text:p>610.5</text:p>
          </table:table-cell>
          <table:table-cell table:style-name="ce24" office:value-type="float" office:value="480.5">
            <text:p>480.5</text:p>
          </table:table-cell>
          <table:table-cell table:style-name="ce25" office:value-type="float" office:value="1084.5">
            <text:p>1084.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2" office:value-type="float" office:value="1165">
            <text:p>1165</text:p>
          </table:table-cell>
          <table:table-cell table:style-name="ce23" office:value-type="float" office:value="586">
            <text:p>586</text:p>
          </table:table-cell>
          <table:table-cell table:style-name="ce24" office:value-type="float" office:value="475">
            <text:p>475</text:p>
          </table:table-cell>
          <table:table-cell table:style-name="ce25" office:value-type="float" office:value="1072.5">
            <text:p>1072.5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2" office:value-type="float" office:value="1125.5">
            <text:p>1125.5</text:p>
          </table:table-cell>
          <table:table-cell table:style-name="ce23" office:value-type="float" office:value="582">
            <text:p>582</text:p>
          </table:table-cell>
          <table:table-cell table:style-name="ce24" office:value-type="float" office:value="475.5">
            <text:p>475.5</text:p>
          </table:table-cell>
          <table:table-cell table:style-name="ce25" office:value-type="float" office:value="923">
            <text:p>92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2" office:value-type="float" office:value="1135">
            <text:p>1135</text:p>
          </table:table-cell>
          <table:table-cell table:style-name="ce23" office:value-type="float" office:value="571">
            <text:p>571</text:p>
          </table:table-cell>
          <table:table-cell table:style-name="ce24" office:value-type="float" office:value="460.5">
            <text:p>460.5</text:p>
          </table:table-cell>
          <table:table-cell table:style-name="ce25" office:value-type="float" office:value="823.5">
            <text:p>823.5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2" office:value-type="float" office:value="1154.5">
            <text:p>1154.5</text:p>
          </table:table-cell>
          <table:table-cell table:style-name="ce23" office:value-type="float" office:value="572">
            <text:p>572</text:p>
          </table:table-cell>
          <table:table-cell table:style-name="ce24" office:value-type="float" office:value="472.5">
            <text:p>472.5</text:p>
          </table:table-cell>
          <table:table-cell table:style-name="ce25" office:value-type="float" office:value="803">
            <text:p>803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2" office:value-type="float" office:value="1155.5">
            <text:p>1155.5</text:p>
          </table:table-cell>
          <table:table-cell table:style-name="ce23" office:value-type="float" office:value="582.5">
            <text:p>582.5</text:p>
          </table:table-cell>
          <table:table-cell table:style-name="ce24" office:value-type="float" office:value="473.5">
            <text:p>473.5</text:p>
          </table:table-cell>
          <table:table-cell table:style-name="ce25" office:value-type="float" office:value="861.5">
            <text:p>861.5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2" office:value-type="float" office:value="1138">
            <text:p>1138</text:p>
          </table:table-cell>
          <table:table-cell table:style-name="ce23" office:value-type="float" office:value="609">
            <text:p>609</text:p>
          </table:table-cell>
          <table:table-cell table:style-name="ce24" office:value-type="float" office:value="457.5">
            <text:p>457.5</text:p>
          </table:table-cell>
          <table:table-cell table:style-name="ce25" office:value-type="float" office:value="808.5">
            <text:p>808.5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2" office:value-type="float" office:value="1207.5">
            <text:p>1207.5</text:p>
          </table:table-cell>
          <table:table-cell table:style-name="ce23" office:value-type="float" office:value="590.5">
            <text:p>590.5</text:p>
          </table:table-cell>
          <table:table-cell table:style-name="ce24" office:value-type="float" office:value="436">
            <text:p>436</text:p>
          </table:table-cell>
          <table:table-cell table:style-name="ce25" office:value-type="float" office:value="774">
            <text:p>774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2" office:value-type="float" office:value="1457.5">
            <text:p>1457.5</text:p>
          </table:table-cell>
          <table:table-cell table:style-name="ce23" office:value-type="float" office:value="573.5">
            <text:p>573.5</text:p>
          </table:table-cell>
          <table:table-cell table:style-name="ce24" office:value-type="float" office:value="446">
            <text:p>446</text:p>
          </table:table-cell>
          <table:table-cell table:style-name="ce25" office:value-type="float" office:value="778">
            <text:p>778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2" office:value-type="float" office:value="1149.5">
            <text:p>1149.5</text:p>
          </table:table-cell>
          <table:table-cell table:style-name="ce23" office:value-type="float" office:value="549">
            <text:p>549</text:p>
          </table:table-cell>
          <table:table-cell table:style-name="ce24" office:value-type="float" office:value="943.5">
            <text:p>943.5</text:p>
          </table:table-cell>
          <table:table-cell table:style-name="ce25" office:value-type="float" office:value="771">
            <text:p>771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2" office:value-type="float" office:value="1384.5">
            <text:p>1384.5</text:p>
          </table:table-cell>
          <table:table-cell table:style-name="ce23" office:value-type="float" office:value="556">
            <text:p>556</text:p>
          </table:table-cell>
          <table:table-cell table:style-name="ce24" office:value-type="float" office:value="433">
            <text:p>433</text:p>
          </table:table-cell>
          <table:table-cell table:style-name="ce25" office:value-type="float" office:value="836">
            <text:p>836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2" office:value-type="float" office:value="1100">
            <text:p>1100</text:p>
          </table:table-cell>
          <table:table-cell table:style-name="ce23" office:value-type="float" office:value="576.5">
            <text:p>576.5</text:p>
          </table:table-cell>
          <table:table-cell table:style-name="ce24" office:value-type="float" office:value="439.5">
            <text:p>439.5</text:p>
          </table:table-cell>
          <table:table-cell table:style-name="ce25" office:value-type="float" office:value="860">
            <text:p>860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2" office:value-type="float" office:value="1138">
            <text:p>1138</text:p>
          </table:table-cell>
          <table:table-cell table:style-name="ce23" office:value-type="float" office:value="562.5">
            <text:p>562.5</text:p>
          </table:table-cell>
          <table:table-cell table:style-name="ce24" office:value-type="float" office:value="446.5">
            <text:p>446.5</text:p>
          </table:table-cell>
          <table:table-cell table:style-name="ce25" office:value-type="float" office:value="765.5">
            <text:p>765.5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2" office:value-type="float" office:value="1104">
            <text:p>1104</text:p>
          </table:table-cell>
          <table:table-cell table:style-name="ce23" office:value-type="float" office:value="573">
            <text:p>573</text:p>
          </table:table-cell>
          <table:table-cell table:style-name="ce24" office:value-type="float" office:value="457.5">
            <text:p>457.5</text:p>
          </table:table-cell>
          <table:table-cell table:style-name="ce25" office:value-type="float" office:value="784.5">
            <text:p>784.5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2" office:value-type="float" office:value="1241.5">
            <text:p>1241.5</text:p>
          </table:table-cell>
          <table:table-cell table:style-name="ce23" office:value-type="float" office:value="533">
            <text:p>533</text:p>
          </table:table-cell>
          <table:table-cell table:style-name="ce24" office:value-type="float" office:value="440.5">
            <text:p>440.5</text:p>
          </table:table-cell>
          <table:table-cell table:style-name="ce25" office:value-type="float" office:value="700.5">
            <text:p>700.5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2" office:value-type="float" office:value="1158">
            <text:p>1158</text:p>
          </table:table-cell>
          <table:table-cell table:style-name="ce23" office:value-type="float" office:value="541.5">
            <text:p>541.5</text:p>
          </table:table-cell>
          <table:table-cell table:style-name="ce24" office:value-type="float" office:value="438">
            <text:p>438</text:p>
          </table:table-cell>
          <table:table-cell table:style-name="ce25" office:value-type="float" office:value="727.5">
            <text:p>727.5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2" office:value-type="float" office:value="1091">
            <text:p>1091</text:p>
          </table:table-cell>
          <table:table-cell table:style-name="ce23" office:value-type="float" office:value="538">
            <text:p>538</text:p>
          </table:table-cell>
          <table:table-cell table:style-name="ce24" office:value-type="float" office:value="417">
            <text:p>417</text:p>
          </table:table-cell>
          <table:table-cell table:style-name="ce25" office:value-type="float" office:value="735.5">
            <text:p>735.5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2" office:value-type="float" office:value="1102">
            <text:p>1102</text:p>
          </table:table-cell>
          <table:table-cell table:style-name="ce23" office:value-type="float" office:value="530">
            <text:p>530</text:p>
          </table:table-cell>
          <table:table-cell table:style-name="ce24" office:value-type="float" office:value="436">
            <text:p>436</text:p>
          </table:table-cell>
          <table:table-cell table:style-name="ce25" office:value-type="float" office:value="600.5">
            <text:p>600.5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2" office:value-type="float" office:value="1153.5">
            <text:p>1153.5</text:p>
          </table:table-cell>
          <table:table-cell table:style-name="ce23" office:value-type="float" office:value="520">
            <text:p>520</text:p>
          </table:table-cell>
          <table:table-cell table:style-name="ce24" office:value-type="float" office:value="431">
            <text:p>431</text:p>
          </table:table-cell>
          <table:table-cell table:style-name="ce25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2" office:value-type="float" office:value="9512">
            <text:p>9512</text:p>
          </table:table-cell>
          <table:table-cell table:style-name="ce23" office:value-type="float" office:value="511">
            <text:p>511</text:p>
          </table:table-cell>
          <table:table-cell table:style-name="ce24" office:value-type="float" office:value="415">
            <text:p>415</text:p>
          </table:table-cell>
          <table:table-cell table:style-name="ce25" office:value-type="float" office:value="559">
            <text:p>559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2" office:value-type="float" office:value="1181">
            <text:p>1181</text:p>
          </table:table-cell>
          <table:table-cell table:style-name="ce23" office:value-type="float" office:value="500.5">
            <text:p>500.5</text:p>
          </table:table-cell>
          <table:table-cell table:style-name="ce24" office:value-type="float" office:value="417">
            <text:p>417</text:p>
          </table:table-cell>
          <table:table-cell table:style-name="ce25" office:value-type="float" office:value="558">
            <text:p>558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2" office:value-type="float" office:value="1123">
            <text:p>1123</text:p>
          </table:table-cell>
          <table:table-cell table:style-name="ce23" office:value-type="float" office:value="512.5">
            <text:p>512.5</text:p>
          </table:table-cell>
          <table:table-cell table:style-name="ce24" office:value-type="float" office:value="423.5">
            <text:p>423.5</text:p>
          </table:table-cell>
          <table:table-cell table:style-name="ce25" office:value-type="float" office:value="555">
            <text:p>555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2" office:value-type="float" office:value="1095.5">
            <text:p>1095.5</text:p>
          </table:table-cell>
          <table:table-cell table:style-name="ce23" office:value-type="float" office:value="516">
            <text:p>516</text:p>
          </table:table-cell>
          <table:table-cell table:style-name="ce24" office:value-type="float" office:value="418">
            <text:p>418</text:p>
          </table:table-cell>
          <table:table-cell table:style-name="ce25" office:value-type="float" office:value="542">
            <text:p>542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2" office:value-type="float" office:value="1157.5">
            <text:p>1157.5</text:p>
          </table:table-cell>
          <table:table-cell table:style-name="ce23" office:value-type="float" office:value="522">
            <text:p>522</text:p>
          </table:table-cell>
          <table:table-cell table:style-name="ce24" office:value-type="float" office:value="418">
            <text:p>418</text:p>
          </table:table-cell>
          <table:table-cell table:style-name="ce25" office:value-type="float" office:value="522.5">
            <text:p>522.5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2" office:value-type="float" office:value="1079.5">
            <text:p>1079.5</text:p>
          </table:table-cell>
          <table:table-cell table:style-name="ce23" office:value-type="float" office:value="518.5">
            <text:p>518.5</text:p>
          </table:table-cell>
          <table:table-cell table:style-name="ce24" office:value-type="float" office:value="422">
            <text:p>422</text:p>
          </table:table-cell>
          <table:table-cell table:style-name="ce25" office:value-type="float" office:value="541">
            <text:p>541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2" office:value-type="float" office:value="1146.5">
            <text:p>1146.5</text:p>
          </table:table-cell>
          <table:table-cell table:style-name="ce23" office:value-type="float" office:value="510.5">
            <text:p>510.5</text:p>
          </table:table-cell>
          <table:table-cell table:style-name="ce24" office:value-type="float" office:value="419.5">
            <text:p>419.5</text:p>
          </table:table-cell>
          <table:table-cell table:style-name="ce25" office:value-type="float" office:value="545.5">
            <text:p>545.5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2" office:value-type="float" office:value="1130.5">
            <text:p>1130.5</text:p>
          </table:table-cell>
          <table:table-cell table:style-name="ce23" office:value-type="float" office:value="503">
            <text:p>503</text:p>
          </table:table-cell>
          <table:table-cell table:style-name="ce24" office:value-type="float" office:value="410.5">
            <text:p>410.5</text:p>
          </table:table-cell>
          <table:table-cell table:style-name="ce25" office:value-type="float" office:value="534.5">
            <text:p>534.5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2" office:value-type="float" office:value="1193.5">
            <text:p>1193.5</text:p>
          </table:table-cell>
          <table:table-cell table:style-name="ce23" office:value-type="float" office:value="512.5">
            <text:p>512.5</text:p>
          </table:table-cell>
          <table:table-cell table:style-name="ce24" office:value-type="float" office:value="419">
            <text:p>419</text:p>
          </table:table-cell>
          <table:table-cell table:style-name="ce25" office:value-type="float" office:value="523">
            <text:p>523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2" office:value-type="float" office:value="1131">
            <text:p>1131</text:p>
          </table:table-cell>
          <table:table-cell table:style-name="ce23" office:value-type="float" office:value="485">
            <text:p>485</text:p>
          </table:table-cell>
          <table:table-cell table:style-name="ce24" office:value-type="float" office:value="417.5">
            <text:p>417.5</text:p>
          </table:table-cell>
          <table:table-cell table:style-name="ce25" office:value-type="float" office:value="544.5">
            <text:p>544.5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2" office:value-type="float" office:value="1151.5">
            <text:p>1151.5</text:p>
          </table:table-cell>
          <table:table-cell table:style-name="ce23" office:value-type="float" office:value="501">
            <text:p>501</text:p>
          </table:table-cell>
          <table:table-cell table:style-name="ce24" office:value-type="float" office:value="420.5">
            <text:p>420.5</text:p>
          </table:table-cell>
          <table:table-cell table:style-name="ce25" office:value-type="float" office:value="565.5">
            <text:p>565.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2" office:value-type="float" office:value="1183.5">
            <text:p>1183.5</text:p>
          </table:table-cell>
          <table:table-cell table:style-name="ce23" office:value-type="float" office:value="488">
            <text:p>488</text:p>
          </table:table-cell>
          <table:table-cell table:style-name="ce24"/>
          <table:table-cell table:style-name="ce25" office:value-type="float" office:value="532.5">
            <text:p>532.5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2" office:value-type="float" office:value="1608.5">
            <text:p>1608.5</text:p>
          </table:table-cell>
          <table:table-cell table:style-name="ce23"/>
          <table:table-cell table:style-name="ce24"/>
          <table:table-cell table:style-name="ce25" office:value-type="float" office:value="535.5">
            <text:p>535.5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2" office:value-type="float" office:value="1118.5">
            <text:p>1118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2" office:value-type="float" office:value="1113.5">
            <text:p>1113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2" office:value-type="float" office:value="2175.5">
            <text:p>2175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2" office:value-type="float" office:value="1189">
            <text:p>118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2" office:value-type="float" office:value="1109">
            <text:p>110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2" office:value-type="float" office:value="1167">
            <text:p>1167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2" office:value-type="float" office:value="1228">
            <text:p>1228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2" office:value-type="float" office:value="1159">
            <text:p>115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2" office:value-type="float" office:value="1130">
            <text:p>1130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2" office:value-type="float" office:value="1120">
            <text:p>1120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2" office:value-type="float" office:value="1153">
            <text:p>1153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2" office:value-type="float" office:value="1109">
            <text:p>110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2" office:value-type="float" office:value="1149">
            <text:p>114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2" office:value-type="float" office:value="1112">
            <text:p>1112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2" office:value-type="float" office:value="1118">
            <text:p>1118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2" office:value-type="float" office:value="1087">
            <text:p>1087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2" office:value-type="float" office:value="1144">
            <text:p>1144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2" office:value-type="float" office:value="1139">
            <text:p>113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2" office:value-type="float" office:value="1141.5">
            <text:p>1141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2" office:value-type="float" office:value="1127">
            <text:p>1127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2" office:value-type="float" office:value="1192.5">
            <text:p>1192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2" office:value-type="float" office:value="17376">
            <text:p>17376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2" office:value-type="float" office:value="1199.5">
            <text:p>1199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2" office:value-type="float" office:value="1165">
            <text:p>116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2" office:value-type="float" office:value="1137.5">
            <text:p>1137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2" office:value-type="float" office:value="1086">
            <text:p>1086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2" office:value-type="float" office:value="1096.5">
            <text:p>1096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2" office:value-type="float" office:value="1152">
            <text:p>1152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2" office:value-type="float" office:value="1126.5">
            <text:p>1126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2" office:value-type="float" office:value="1514.5">
            <text:p>1514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2" office:value-type="float" office:value="1150">
            <text:p>1150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2" office:value-type="float" office:value="4571">
            <text:p>4571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2" office:value-type="float" office:value="1191.5">
            <text:p>1191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2" office:value-type="float" office:value="1168.5">
            <text:p>1168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2" office:value-type="float" office:value="1150.5">
            <text:p>1150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2" office:value-type="float" office:value="1143.5">
            <text:p>1143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2" office:value-type="float" office:value="1142.5">
            <text:p>1142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2" office:value-type="float" office:value="1150">
            <text:p>1150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2" office:value-type="float" office:value="1156.5">
            <text:p>1156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2" office:value-type="float" office:value="1141.5">
            <text:p>1141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2" office:value-type="float" office:value="1188">
            <text:p>1188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2" office:value-type="float" office:value="1206">
            <text:p>1206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2" office:value-type="float" office:value="1109">
            <text:p>1109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2" office:value-type="float" office:value="1189.5">
            <text:p>1189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2" office:value-type="float" office:value="1226.5">
            <text:p>1226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2" office:value-type="float" office:value="1243.5">
            <text:p>1243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2" office:value-type="float" office:value="1134.5">
            <text:p>1134.5</text:p>
          </table:table-cell>
          <table:table-cell table:style-name="ce23"/>
          <table:table-cell table:style-name="ce24"/>
          <table:table-cell table:style-name="ce25"/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2" office:value-type="float" office:value="1177">
            <text:p>1177</text:p>
          </table:table-cell>
          <table:table-cell table:style-name="ce23"/>
          <table:table-cell table:style-name="ce24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NLOPT_LN_BOBYQA_50_arquivos" style:display-name="PageStyle_NLOPT_LN_BOBYQA_50_arquiv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LOPT_LN_COBYLA_50_arquivos" style:display-name="PageStyle_NLOPT_LN_COBYLA_50_arquivo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